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classic novel has been abridged and adapted into 10 illustrated chapters. This format is ideal for bilingual education - people learning English as a second language (ESL), English Language Learners (ELL), people of any age intending to improve reading skills and students for whom the original version would be too long or difficult. This learning product is high-interest, low-readability. Readers of this version will improve comprehension, fluency and vocabulary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1T10:57:26.951000000</dc:date>
    <meta:editing-duration>PT4S</meta:editing-duration>
    <meta:editing-cycles>1</meta:editing-cycles>
    <meta:document-statistic meta:table-count="0" meta:image-count="0" meta:object-count="0" meta:page-count="1" meta:paragraph-count="1" meta:word-count="70" meta:character-count="472" meta:non-whitespace-character-count="402"/>
    <meta:generator>LibreOffice/7.3.7.2$Windows_X86_64 LibreOffice_project/e114eadc50a9ff8d8c8a0567d6da8f454beeb84f</meta:generator>
  </office:meta>
</office:document-meta>
</file>